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netOption.getOption( int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lnetOption.Telnet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lnetOption.isValidOption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